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DD0000039DDCF4045811BFBA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7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93cm"/>
    </style:style>
    <style:style style:name="gr9" style:family="graphic" style:parent-style-name="standard">
      <style:graphic-properties draw:stroke="none" draw:fill="none" fo:min-height="0.3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3cm"/>
    </style:style>
    <style:style style:name="gr11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-color="#ffffff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1.197cm" svg:height="15.749cm" svg:x="3.485cm" svg:y="0cm">
          <draw:image xlink:href="Pictures/10000201000004DD0000039DDCF4045811BFBAC9.png" xlink:type="simple" xlink:show="embed" xlink:actuate="onLoad">
            <text:p/>
          </draw:image>
        </draw:frame>
        <draw:frame draw:style-name="gr2" draw:text-style-name="P2" draw:layer="layout" svg:width="3.952cm" svg:height="0.962cm" svg:x="18.554cm" svg:y="14.438cm">
          <draw:text-box>
            <text:p>mem_out_D</text:p>
          </draw:text-box>
        </draw:frame>
        <draw:frame draw:style-name="gr3" draw:text-style-name="P2" draw:layer="layout" svg:width="3.317cm" svg:height="0.962cm" svg:x="8.754cm" svg:y="0.8cm">
          <draw:text-box>
            <text:p>next_addr</text:p>
          </draw:text-box>
        </draw:frame>
        <draw:frame draw:style-name="gr4" draw:text-style-name="P2" draw:layer="layout" svg:width="2.932cm" svg:height="0.962cm" svg:x="14.268cm" svg:y="12cm">
          <draw:text-box>
            <text:p>imm_out</text:p>
          </draw:text-box>
        </draw:frame>
        <draw:frame draw:style-name="gr5" draw:text-style-name="P2" draw:layer="layout" svg:width="2.013cm" svg:height="0.962cm" svg:x="3.787cm" svg:y="6cm">
          <draw:text-box>
            <text:p>pc_in</text:p>
          </draw:text-box>
        </draw:frame>
        <draw:frame draw:style-name="gr6" draw:text-style-name="P3" draw:layer="layout" svg:width="2.064cm" svg:height="0.645cm" svg:x="18.336cm" svg:y="2.4cm">
          <draw:text-box>
            <text:p><text:span text:style-name="T1">addr_sum</text:span></text:p>
          </draw:text-box>
        </draw:frame>
        <draw:frame draw:style-name="gr7" draw:text-style-name="P3" draw:layer="layout" svg:width="1.874cm" svg:height="0.645cm" svg:x="20.8cm" svg:y="1.755cm">
          <draw:text-box>
            <text:p><text:span text:style-name="T1">addr_src</text:span></text:p>
          </draw:text-box>
        </draw:frame>
        <draw:frame draw:style-name="gr8" draw:text-style-name="P3" draw:layer="layout" svg:width="1.493cm" svg:height="0.645cm" svg:x="19.926cm" svg:y="3.555cm">
          <draw:text-box>
            <text:p><text:span text:style-name="T1">jal_sel</text:span></text:p>
          </draw:text-box>
        </draw:frame>
        <draw:frame draw:style-name="gr9" draw:text-style-name="P5" draw:layer="layout" svg:width="2cm" svg:height="0.645cm" svg:x="21.8cm" svg:y="4.554cm">
          <draw:text-box>
            <text:p text:style-name="P4"><text:span text:style-name="T1">ret_addr</text:span></text:p>
          </draw:text-box>
        </draw:frame>
        <draw:frame draw:style-name="gr10" draw:text-style-name="P3" draw:layer="layout" svg:width="1.823cm" svg:height="0.645cm" svg:x="16.507cm" svg:y="10.8cm">
          <draw:text-box>
            <text:p><text:span text:style-name="T1">alu_in_2</text:span></text:p>
          </draw:text-box>
        </draw:frame>
        <draw:frame draw:style-name="gr10" draw:text-style-name="P3" draw:layer="layout" svg:width="2.471cm" svg:height="0.645cm" svg:x="5.2cm" svg:y="8.755cm">
          <draw:text-box>
            <text:p><text:span text:style-name="T1">mem_addr_I</text:span></text:p>
          </draw:text-box>
        </draw:frame>
        <draw:frame draw:style-name="gr10" draw:text-style-name="P3" draw:layer="layout" svg:width="2.568cm" svg:height="0.645cm" svg:x="7.329cm" svg:y="9.755cm">
          <draw:text-box>
            <text:p><text:span text:style-name="T1">mem_rdata_I</text:span></text:p>
          </draw:text-box>
        </draw:frame>
        <draw:frame draw:style-name="gr10" draw:text-style-name="P3" draw:layer="layout" svg:width="2.627cm" svg:height="0.645cm" svg:x="18.6cm" svg:y="9.355cm">
          <draw:text-box>
            <text:p><text:span text:style-name="T1">mem_addr_D</text:span></text:p>
          </draw:text-box>
        </draw:frame>
        <draw:frame draw:style-name="gr10" draw:text-style-name="P3" draw:layer="layout" svg:width="2.86cm" svg:height="0.645cm" svg:x="18.329cm" svg:y="12.355cm">
          <draw:text-box>
            <text:p><text:span text:style-name="T1">mem_wdata_D</text:span></text:p>
          </draw:text-box>
        </draw:frame>
        <draw:frame draw:style-name="gr10" draw:text-style-name="P3" draw:layer="layout" svg:width="2.725cm" svg:height="0.645cm" svg:x="20.8cm" svg:y="9.2cm">
          <draw:text-box>
            <text:p><text:span text:style-name="T1">mem_rdata_D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6T20:27:04.070884639</meta:creation-date>
    <dc:date>2021-01-07T20:57:06.759994134</dc:date>
    <meta:editing-duration>PT47M53S</meta:editing-duration>
    <meta:editing-cycles>7</meta:editing-cycles>
    <meta:generator>LibreOffice/6.0.7.3$Linux_X86_64 LibreOffice_project/00m0$Build-3</meta:generator>
    <meta:document-statistic meta:object-count="38"/>
  </office:meta>
</office:document-meta>
</file>